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istórias de usuário</text:span></text:p>
      <text:p text:style-name="P2"/>
      <text:p text:style-name="P1"><text:span text:style-name="T1">Como técnico, gostaria que o chatbot respondesse dúvidas cujas respostas são encontradas no Blog do curso, principalmente relacionadas aos documentos de estágio e TCC, pois são as perguntas que eles realizam com mais frequência.</text:span></text:p>
      <text:p text:style-name="P2"/>
      <text:p text:style-name="P1"><text:span text:style-name="T1">Como técnico, gostaria que o chatbot respondesse dúvidas cujas respostas são encontradas no Regimento geral da universidade, que embora sejam de acesso público eles raramente lêem.</text:span></text:p>
      <text:p text:style-name="P2"/>
      <text:p text:style-name="P1"><text:span text:style-name="T1">Como técnico, gostaria que o chatbot respondesse dúvidas sobre o uso do SIGAA, pois podem existir recursos que os estudantes estão deixando de utilizar quando não percebem a interface como intuitiva.</text:span></text:p>
      <text:p text:style-name="P2"/>
      <text:p text:style-name="P1"><text:span text:style-name="T1">Como professor gostaria que o chatbot respondesse informações sobre o cardápio do restaurante universitário, pois é uma informação útil no dia a dia tanto de professores quanto de alunos.</text:span></text:p>
      <text:p text:style-name="P2"/>
      <text:p text:style-name="P1"><text:span text:style-name="T1">Como professor gostaria que o chatbot respondesse em meu nome perguntas como “vai ter aula?” ou “ vai ter prova?”, pois costumam ser feitas com frequência e tem sempre a mesma resposta.</text:span></text:p>
      <text:p text:style-name="P2"/>
      <text:p text:style-name="P1"><text:span text:style-name="T1">Como professor gostaria que o chatbot respondesse perguntas básicas sobre a disciplina, como horário das aulas, ementas e indicação de leituras ou estratégias de aprendizagem que tenham sido utilizadas por veteranos,por exemplo, pois isso os ajudaria a se ambientar com mais facilidade nas disciplinas.</text:span></text:p>
      <text:p text:style-name="P2"/>
      <text:p text:style-name="P1"><text:span text:style-name="T1">Como professor gostaria que o chatbot tirasse dúvidas sobre a formatação de trabalhos de tcc, artigos, tabelas, quadros e referências, pois é algo que os estudantes podem precisar consultar com frequência.</text:span></text:p>
      <text:p text:style-name="P2"/>
      <text:p text:style-name="P1"><text:span text:style-name="T1">Como acadêmico gostaria que o chatbot pudesse indicar a localização dos cursos, laboratórios e outros ambientes da universidade, porque é uma instituição muito grande onde tive dificuldade no começo até para encontrar o bloco do curso e por vezes podemos ter a necessidade de entregar ou requisitar documentos em outros setores que pouco frequentamos, como DCET e DERCA.</text:span></text:p>
      <text:p text:style-name="P2"/>
      <text:p text:style-name="P1"><text:span text:style-name="T1">Como acadêmico gostaria que o chatbot explicasse o que fazem os diferentes setores e departamentos da universidade, frequentemente representados por siglas, ou me encaminhasse a eles quando identificasse uma necessidade minha, pois me ajudaria a poupar tempo e entender melhor como funciona a universidade.</text:span></text:p>
      <text:p text:style-name="P2"/>
      <text:p text:style-name="P1"><text:span text:style-name="T1">Como acadêmico gostaria que o chatbot respondesse quais linhas de ônibus eu posso pegar para chegar à universidade, pois às vezes tenho dúvida de quais ônibus passam na parada próximo a UBS da universidade, por exemplo.</text:span></text:p>
      <text:p text:style-name="P2"/>
      <text:p text:style-name="P1"><text:span text:style-name="T1">Como presidente do centro acadêmico gostaria que o chatbot respondesse dúvidas sobre os centros acadêmicos porque são importantes para a integração dos estudantes na universidade.</text:span></text:p>
      <text:p text:style-name="P2"/>
      <text:p text:style-name="P1"><text:span text:style-name="T1">Como acadêmico gostaria que o chatbot explicasse como funcionam as eleições para reitoria e os papéis de cargos como reitor e pró-reitor, pois ajudaria a entender melhor o funcionamento da instituição.</text:span></text:p>
      <text:p text:style-name="P2"><text:soft-page-break/></text:p>
      <text:p text:style-name="P1"><text:span text:style-name="T1">Como acadêmico gostaria que o chatbot respondesse dúvidas sobre as regras de avaliação, segunda chamada, assiduidade e abono de faltas, pois são coisas que agente eventualmente precisa pesquisar.</text:span></text:p>
      <text:p text:style-name="P2"/>
      <text:p text:style-name="P1"><text:span text:style-name="T1">Como acadêmico gostaria que o chatbot me notificasse quando uma publicação nova fosse realizada no blog do curso.</text:span></text:p>
      <text:p text:style-name="P2"/>
      <text:p text:style-name="P1"><text:span text:style-name="T1">Como acadêmico gostaria que o chatbot me explicasse como conectar a wifi do bloco pois me ajudaria a poupar meus dados de internet.</text:span></text:p>
      <text:p text:style-name="P2"/>
      <text:p text:style-name="P1"><text:span text:style-name="T1">Como acadêmico gostaria que o chatbot me orientasse ou tirasse dúvidas sobre oportunidades de estágio e emprego com as quais eu teria mais afinidade, pois me ajudaria a ganhar experiência e uma renda extra mais rápido. </text:span></text:p>
      <text:p text:style-name="P2"/>
      <text:p text:style-name="P1"><text:span text:style-name="T1">Como representante de turma gostaria que o chatbot mediasse uma agenda para os meus colegas não ficarem me procurando no privado para perguntar coisas que já foram informadas no grupo, mas eles não leram.</text:span></text:p>
      <text:p text:style-name="P2"/>
      <text:p text:style-name="P1"><text:span text:style-name="T1">Como representante de turma gostaria que o chatbot me permitisse notificar todos os membros do grupo no privado com alguma informação importante, como cancelamento de aula, data de prova pois as vezes é preciso comunicar algo com urgência e se eu apenas postar no grupo alguns colegas não lêem e podem perder tempo indo para a universidade em um dia de aula cancelada, por exemplo.</text:span></text:p>
      <text:p text:style-name="P2"/>
      <text:p text:style-name="P1"><text:span text:style-name="T1">Como desenvolvedor gostaria que o chatbot fosse capaz de apresentar si mesmo e orientar usuários a participar do desenvolvimento do projeto, pois isso contribuiria para o contínuo aperfeiçoamento e divulgação do trabalho.</text:span></text:p>
      <text:p text:style-name="P2"/>
      <text:p text:style-name="P1"><text:span text:style-name="T1">Como desenvolvedor gostaria que o chatbot fosse capaz de receber sugestões de melhoria independentemente de contribuições na plataforma Github, pois permitiria que usuários não programadores também participassem do seu desenvolvimento.</text:span></text:p>
      <text:p text:style-name="P2"/>
      <text:p text:style-name="P1"><text:span text:style-name="T1">Como desenvolvedor seria interessante que o chatbot fosse capaz realizar processamento de áudio, pois melhoraria suas acessibilidade, inclusive para usuários com dificuldades visuais.</text:span></text:p>
      <text:p text:style-name="P2"/>
      <text:p text:style-name="P1"><text:span text:style-name="T1">Como desenvolvedor gostaria que o chatbot tivesse recursos de mineração de dados pois permitiria identificar com mais facilidade as demandas de usuários quanto a que funções são mais importantes para eles.</text:span></text:p>
      <text:p text:style-name="P2"/>
      <text:p text:style-name="P1"><text:span text:style-name="T1">Como desenvolvedor gostaria que o chatbot fosse capaz de mediar jogos de perguntas e respostas dentro dos grupos de conversação baseados nas suas anotações, pois poderia estimular os estudantes a se envolverem mais no estudo dos assuntos e melhorar o engajamento no uso do chatbot.</text:span></text:p>
      <text:p text:style-name="P2"/>
      <text:p text:style-name="P1"><text:span text:style-name="T1">Como desenvolvedor gostaria que o chatbot fosse capaz de mediar jogos que levassem os estudantes a explorar e conhecer melhor a universidade.</text:span></text:p>
      <text:p text:style-name="P2"/>
      <text:p text:style-name="P1"><text:span text:style-name="T1">Como desenvolvedor gostaria que o chatbot fosse capaz de gravar perguntas que pudessem ser acessadas via QRcode, pois poderiam ser utilizadas por professores e estudantes para testarem seus conhecimentos, além de divulgar o chatbot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7" meta:word-count="846" meta:character-count="5523" meta:non-whitespace-character-count="4703"/>
    <meta:generator>LibreOfficeDev/6.0.5.2$Linux_X86_64 LibreOffice_project/</meta:generator>
  </office:meta>
</office:document-meta>
</file>